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c7b4e" officeooo:paragraph-rsid="001c7b4e"/>
    </style:style>
    <style:style style:name="P2" style:family="paragraph" style:parent-style-name="Standard">
      <style:text-properties officeooo:rsid="001e2bd1" officeooo:paragraph-rsid="001e2bd1"/>
    </style:style>
    <style:style style:name="T1" style:family="text">
      <style:text-properties officeooo:rsid="001df3d4"/>
    </style:style>
    <style:style style:name="T2" style:family="text">
      <style:text-properties officeooo:rsid="001e63a7"/>
    </style:style>
    <style:style style:name="T3" style:family="text">
      <style:text-properties officeooo:rsid="001e820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II. Problèmes rencontrés</text:p>
      <text:p text:style-name="P1"/>
      <text:p text:style-name="P1">Problème de structuration du projet </text:p>
      <text:p text:style-name="P1"><text:tab/>Notre premier problème a été la structuration du code et l’accès aux données. En effet, nous avons pensé à <text:span text:style-name="T1">a</text:span>cc<text:span text:style-name="T1">éder aux données à partir de Geoserver et d’utiliser les URL des Openlayers (WMS) directement dans nos fichiers Javascript. Cette méthode permettait facilement d’afficher, en mode connecté, les données. Cependant, en mode déconnecté, il était nécessaire de récupérer un fichier contenant les informations puis de faire appel à celui-ci. Pour effectuer l’enregistrement des données nous avons choisi l’utilisation du format GeoJSON, qui est également disponible sur Geoserver.</text:span></text:p>
      <text:p text:style-name="P2">Après avoir réussi à afficher les données via les fichiers GeoJSON nous avons décidé de changer notre structure et de partir sur l’utilisation de ce format pour faire l’affichage de nos layers dans les deux modes d’utilisation. En effet, il était plus simple de garder le même mode d’utilisation d’Openlayers (en mode vectorisé) et de seulement télécharger les nouvelles données quand nous sommes en mode connecté.</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2T16:14:00.505000000</meta:creation-date>
    <dc:date>2017-12-22T16:51:00.991000000</dc:date>
    <meta:editing-duration>PT2M18S</meta:editing-duration>
    <meta:editing-cycles>2</meta:editing-cycles>
    <meta:generator>LibreOffice/5.3.6.1$Windows_x86 LibreOffice_project/686f202eff87ef707079aeb7f485847613344eb7</meta:generator>
    <meta:document-statistic meta:table-count="0" meta:image-count="0" meta:object-count="0" meta:page-count="1" meta:paragraph-count="4" meta:word-count="160" meta:character-count="1061" meta:non-whitespace-character-count="903"/>
  </office:meta>
</office:document-meta>
</file>